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" style:font-pitch="fixed" style:font-charset="x-symbol"/>
    <style:font-face style:name="Wingdings" svg:font-family="Wingdings" style:font-adornments="normal" style:font-pitch="fixed" style:font-charset="x-symbol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>
      <style:paragraph-properties fo:line-height="115%"/>
    </style:style>
    <style:style style:name="P2" style:family="paragraph" style:parent-style-name="No_20_Spacing">
      <style:paragraph-properties fo:line-height="115%"/>
    </style:style>
    <style:style style:name="P3" style:family="paragraph" style:parent-style-name="No_20_Spacing" style:list-style-name="WWNum3">
      <style:paragraph-properties fo:line-height="115%"/>
    </style:style>
    <style:style style:name="P4" style:family="paragraph" style:parent-style-name="No_20_Spacing" style:list-style-name="WWNum15">
      <style:paragraph-properties fo:line-height="115%"/>
    </style:style>
    <style:style style:name="P5" style:family="paragraph" style:parent-style-name="No_20_Spacing">
      <style:paragraph-properties fo:line-height="115%"/>
      <style:text-properties fo:font-weight="bold" style:font-weight-asian="bold"/>
    </style:style>
    <style:style style:name="P6" style:family="paragraph" style:parent-style-name="No_20_Spacing">
      <style:paragraph-properties fo:line-height="115%"/>
      <style:text-properties fo:font-style="italic" style:font-style-asian="italic"/>
    </style:style>
    <style:style style:name="P7" style:family="paragraph" style:parent-style-name="No_20_Spacing" style:master-page-name="Standard">
      <style:paragraph-properties fo:line-height="115%" style:page-number="auto"/>
    </style:style>
    <style:style style:name="P8" style:family="paragraph" style:parent-style-name="Standard">
      <style:paragraph-properties fo:line-height="115%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st Point: By the very nature of man in the natural world, conflict is inevitable. </text:span></text:p>
      <text:list xml:id="list1182923372830388202" text:style-name="WWNum3">
        <text:list-item>
          <text:p text:style-name="P3"><text:span text:style-name="T1">Men desire power. </text:span></text:p>
        </text:list-item>
        <text:list-item>
          <text:p text:style-name="P3"><text:span text:style-name="T1">All men are equal. (Weakest could kill the strongest + each considers himself as wise as next). </text:span></text:p>
        </text:list-item>
      </text:list>
      <text:p text:style-name="P5"/>
      <text:p text:style-name="P5"/>
      <text:p text:style-name="P5"/>
      <text:p text:style-name="P5"/>
      <text:p text:style-name="P2"><text:span text:style-name="T1">(Men wish to achieve their own means above all) + ( men are equal =&gt; hope of achieving their own means) + </text:span><text:bookmark text:name="_GoBack"/><text:span text:style-name="T1"><text:s/>(cant agree on good and evil as to avoid conflict) + (cant agree on single person to settle dispute) + (cant make promises to avoid dispute)</text:span></text:p>
      <text:p text:style-name="P5"/>
      <text:p text:style-name="P5"/>
      <text:p text:style-name="P2"><text:span text:style-name="T1">2nd Point: This conflict will lead to war every time. </text:span></text:p>
      <text:p text:style-name="P2"><text:span text:style-name="T1">3rd Point: The only way to prevent war is to erect a powerful structure. </text:span></text:p>
      <text:p text:style-name="P2"><text:span text:style-name="T1">4th Point: Because the structure exists to protect the people its power its authority is legitimate. </text:span></text:p>
      <text:p text:style-name="P2"/>
      <text:p text:style-name="No_20_Spacing"/>
      <text:p text:style-name="P2"><text:span text:style-name="T1">1st Point: By the very nature of man in the natural world, conflict is inevitable. </text:span></text:p>
      <text:p text:style-name="P2"><text:span text:style-name="T2">Why cant men just agree to only be good and not evil</text:span></text:p>
      <text:list xml:id="list1466092152129868898" text:style-name="WWNum15">
        <text:list-item>
          <text:p text:style-name="P4">In the natural world good and evil is likes and aversions. </text:p>
        </text:list-item>
      </text:list>
      <text:p text:style-name="P2"><text:span text:style-name="T2">Why cant one person naturally take charge over many as with many animals. </text:span></text:p>
      <text:list xml:id="list267831533" text:continue-numbering="true" text:style-name="WWNum15">
        <text:list-item>
          <text:p text:style-name="P4">Because men are equal. </text:p>
        </text:list-item>
        <text:list-item>
          <text:p text:style-name="P4">No one could agree upon who is the wisest. </text:p>
        </text:list-item>
        <text:list-item>
          <text:p text:style-name="P4">The strongest is not immune from the weakest. <text:s/></text:p>
        </text:list-item>
      </text:list>
      <text:p text:style-name="P2"><text:span text:style-name="T2">Why cant men make agreements not to hurt each other. </text:span></text:p>
      <text:list xml:id="list1709193694" text:continue-numbering="true" text:style-name="WWNum15">
        <text:list-item>
          <text:p text:style-name="P4">If it is better for each person to not honor the agreement then people will do what is best for them and the agreement is void. </text:p>
        </text:list-item>
      </text:list>
      <text:p text:style-name="P6"/>
      <text:p text:style-name="P1"><text:tab/>1: All men seek to further their own ends. =&gt; </text:p>
      <text:p text:style-name="P2"><text:tab/>1: All men desire power. </text:p>
      <text:p text:style-name="P2"><text:tab/>2: Every man sees his own desires before he sees the desires of others. </text:p>
      <text:p text:style-name="P2"><text:tab/>2: Men are self-important.</text:p>
      <text:p text:style-name="P2"><text:tab/>3: The weakest could kill the strongest. +</text:p>
      <text:p text:style-name="P2"><text:tab/>3: Men consider their own wisdom to be on par with most others. =&gt;</text:p>
      <text:p text:style-name="P2"><text:tab/>4: Men are relatively equal. </text:p>
      <text:p text:style-name="P2"><text:tab/>5. Men are incapable of covenants without an enforcing power. </text:p>
      <text:p text:style-name="P2"><text:soft-page-break/><text:tab/>6. Common good vs private good is separate. </text:p>
      <text:p text:style-name="P2"><text:tab/>7. Injury and damage. </text:p>
      <text:p text:style-name="P2"><text:span text:style-name="T1">2nd Point: This conflict will lead to war every time. </text:span></text:p>
      <text:p text:style-name="P2"><text:span text:style-name="T1">3rd Point: The only way to prevent war is to erect a powerful structure. </text:span></text:p>
      <text:p text:style-name="P2"><text:span text:style-name="T1">4th Point: Because the structure exists to protect the people its power its authority is legitimate. </text:span></text:p>
      <text:p text:style-name="P2"/>
      <text:p text:style-name="P2"/>
      <text:p text:style-name="P2"/>
      <text:p text:style-name="P2">1st Crit&amp;Rebut: </text:p>
      <text:p text:style-name="P8">1: Why cant men only do good and not evil: </text:p>
      <text:p text:style-name="P8"><text:tab/>good and evil = likes and dislikes </text:p>
      <text:p text:style-name="P8">2: 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" style:font-pitch="fixed" style:font-charset="x-symbol"/>
    <style:font-face style:name="Wingdings" svg:font-family="Wingdings" style:font-adornments="normal" style:font-pitch="fixed" style:font-charset="x-symbol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WenQuanYi Zen Hei Sharp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o_20_Spacing" style:display-name="No Spacing" style:family="paragraph" style:default-outline-level="" style:list-style-name="">
      <style:paragraph-properties fo:line-height="200%" fo:orphans="2" fo:widows="2" style:writing-mode="lr-tb"/>
      <style:text-properties style:use-window-font-color="true" style:language-asian="ja" style:country-asian="JP" style:font-name-complex="F"/>
    </style:style>
    <style:style style:name="Heading_20_1" style:display-name="Heading 1" style:family="paragraph" style:parent-style-name="Standard" style:next-style-name="Text_20_body" style:class="text">
      <style:paragraph-properties fo:margin-left="0in" fo:margin-right="0in" fo:keep-together="always" fo:text-indent="0in" style:auto-text-indent="false" fo:keep-with-next="always"/>
      <style:text-properties style:font-name="Times New Roman" style:font-name-complex="F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dc:creator>jack  steketee</dc:creator>
    <meta:editing-cycles>1</meta:editing-cycles>
    <meta:creation-date>2017-04-01T01:09:00</meta:creation-date>
    <dc:date>2017-03-31T23:04:53</dc:date>
    <meta:editing-duration>PT5S</meta:editing-duration>
    <meta:generator>OpenOffice/4.1.2$Unix OpenOffice.org_project/412m3$Build-9782</meta:generator>
    <meta:document-statistic meta:table-count="0" meta:image-count="0" meta:object-count="0" meta:page-count="2" meta:paragraph-count="33" meta:word-count="380" meta:character-count="20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